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7cd" officeooo:paragraph-rsid="0012a7cd"/>
    </style:style>
    <style:style style:name="P2" style:family="paragraph" style:parent-style-name="Standard" style:list-style-name="L1">
      <style:text-properties officeooo:paragraph-rsid="0012a7cd"/>
    </style:style>
    <style:style style:name="P3" style:family="paragraph" style:parent-style-name="Standard" style:list-style-name="L1">
      <style:text-properties officeooo:rsid="0012a7cd" officeooo:paragraph-rsid="0012a7cd"/>
    </style:style>
    <style:style style:name="T1" style:family="text">
      <style:text-properties officeooo:rsid="00149a92"/>
    </style:style>
    <style:style style:name="T2" style:family="text">
      <style:text-properties officeooo:rsid="0012a7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a clase </text:span>Libro <text:span text:style-name="T1">tiene como atributos</text:span>:</text:p>
      <text:list xml:id="list1879927893" text:style-name="L1">
        <text:list-item>
          <text:p text:style-name="P3">Título, <text:span text:style-name="T1">string</text:span></text:p>
        </text:list-item>
        <text:list-item>
          <text:p text:style-name="P3">Año de publicación, <text:span text:style-name="T1">int</text:span></text:p>
        </text:list-item>
        <text:list-item>
          <text:p text:style-name="P2"><text:span text:style-name="T2">ISBN, </text:span><text:span text:style-name="T1">string</text:span></text:p>
        </text:list-item>
        <text:list-item>
          <text:p text:style-name="P3">Editorial, <text:span text:style-name="T1">string</text:span></text:p>
        </text:list-item>
        <text:list-item>
          <text:p text:style-name="P3">Autor, <text:span text:style-name="T1">string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23:17:02.282485221</meta:creation-date>
    <dc:date>2021-11-14T21:20:36.320043595</dc:date>
    <meta:editing-duration>PT11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3" meta:character-count="120" meta:non-whitespace-character-count="108"/>
  </office:meta>
</office:document-meta>
</file>